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008in"/>
    </style:style>
    <style:style style:name="co3" style:family="table-column">
      <style:table-column-properties fo:break-before="auto" style:column-width="1.9083in"/>
    </style:style>
    <style:style style:name="co4" style:family="table-column">
      <style:table-column-properties fo:break-before="auto" style:column-width="2.6909in"/>
    </style:style>
    <style:style style:name="co5" style:family="table-column">
      <style:table-column-properties fo:break-before="auto" style:column-width="1.3508in"/>
    </style:style>
    <style:style style:name="co6" style:family="table-column">
      <style:table-column-properties fo:break-before="auto" style:column-width="0.9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PUs:</text:p>
          </table:table-cell>
          <table:table-cell office:value-type="string" calcext:value-type="string">
            <text:p>IO Devices:</text:p>
          </table:table-cell>
          <table:table-cell office:value-type="string" calcext:value-type="string">
            <text:p>Context Switch Cost</text:p>
          </table:table-cell>
          <table:table-cell office:value-type="string" calcext:value-type="string">
            <text:p>Percentage CPU Tasks</text:p>
          </table:table-cell>
          <table:table-cell office:value-type="string" calcext:value-type="string">
            <text:p>Seconds Between Process Creations</text:p>
          </table:table-cell>
          <table:table-cell office:value-type="string" calcext:value-type="string">
            <text:p>Interruption Time</text:p>
          </table:table-cell>
          <table:table-cell office:value-type="string" calcext:value-type="string">
            <text:p>Total Processes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.5" calcext:value-type="float">
            <text:p>1.5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FIFO</text:p>
          </table:table-cell>
          <table:table-cell office:value-type="string" calcext:value-type="string">
            <text:p>Round Robin</text:p>
          </table:table-cell>
          <table:table-cell office:value-type="string" calcext:value-type="string">
            <text:p>SJF</text:p>
          </table:table-cell>
          <table:table-cell office:value-type="string" calcext:value-type="string">
            <text:p>ASJF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atency (t):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Minimum</text:p>
          </table:table-cell>
          <table:table-cell office:value-type="float" office:value="1341" calcext:value-type="float">
            <text:p>1341</text:p>
          </table:table-cell>
          <table:table-cell office:value-type="float" office:value="1944" calcext:value-type="float">
            <text:p>1944</text:p>
          </table:table-cell>
          <table:table-cell office:value-type="float" office:value="1110" calcext:value-type="float">
            <text:p>1110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ximum</text:p>
          </table:table-cell>
          <table:table-cell office:value-type="float" office:value="7175" calcext:value-type="float">
            <text:p>7175</text:p>
          </table:table-cell>
          <table:table-cell office:value-type="float" office:value="9875" calcext:value-type="float">
            <text:p>9875</text:p>
          </table:table-cell>
          <table:table-cell office:value-type="float" office:value="6995" calcext:value-type="float">
            <text:p>6995</text:p>
          </table:table-cell>
          <table:table-cell office:value-type="float" office:value="7730" calcext:value-type="float">
            <text:p>773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verage</text:p>
          </table:table-cell>
          <table:table-cell office:value-type="float" office:value="5122.72" calcext:value-type="float">
            <text:p>5122.72</text:p>
          </table:table-cell>
          <table:table-cell office:value-type="float" office:value="6749.8" calcext:value-type="float">
            <text:p>6749.8</text:p>
          </table:table-cell>
          <table:table-cell office:value-type="float" office:value="4822.04" calcext:value-type="float">
            <text:p>4822.04</text:p>
          </table:table-cell>
          <table:table-cell office:value-type="float" office:value="5035.72" calcext:value-type="float">
            <text:p>5035.7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tandard Deviation</text:p>
          </table:table-cell>
          <table:table-cell office:value-type="float" office:value="1203.32" calcext:value-type="float">
            <text:p>1203.32</text:p>
          </table:table-cell>
          <table:table-cell office:value-type="float" office:value="2175.62" calcext:value-type="float">
            <text:p>2175.62</text:p>
          </table:table-cell>
          <table:table-cell office:value-type="float" office:value="1169.25" calcext:value-type="float">
            <text:p>1169.25</text:p>
          </table:table-cell>
          <table:table-cell office:value-type="float" office:value="1353.54" calcext:value-type="float">
            <text:p>1353.5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Response Time (t):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Minimum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ximum</text:p>
          </table:table-cell>
          <table:table-cell office:value-type="float" office:value="1106" calcext:value-type="float">
            <text:p>1106</text:p>
          </table:table-cell>
          <table:table-cell office:value-type="float" office:value="1452" calcext:value-type="float">
            <text:p>1452</text:p>
          </table:table-cell>
          <table:table-cell office:value-type="float" office:value="2574" calcext:value-type="float">
            <text:p>2574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verage</text:p>
          </table:table-cell>
          <table:table-cell office:value-type="float" office:value="405.78" calcext:value-type="float">
            <text:p>405.78</text:p>
          </table:table-cell>
          <table:table-cell office:value-type="float" office:value="652.675" calcext:value-type="float">
            <text:p>652.675</text:p>
          </table:table-cell>
          <table:table-cell office:value-type="float" office:value="471.995" calcext:value-type="float">
            <text:p>471.995</text:p>
          </table:table-cell>
          <table:table-cell office:value-type="float" office:value="297.79" calcext:value-type="float">
            <text:p>297.7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tandard Deviation</text:p>
          </table:table-cell>
          <table:table-cell office:value-type="float" office:value="247.765" calcext:value-type="float">
            <text:p>247.765</text:p>
          </table:table-cell>
          <table:table-cell office:value-type="float" office:value="428.525" calcext:value-type="float">
            <text:p>428.525</text:p>
          </table:table-cell>
          <table:table-cell office:value-type="float" office:value="440.518" calcext:value-type="float">
            <text:p>440.518</text:p>
          </table:table-cell>
          <table:table-cell office:value-type="float" office:value="217.909" calcext:value-type="float">
            <text:p>217.90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Utilization (%):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Minimum</text:p>
          </table:table-cell>
          <table:table-cell office:value-type="float" office:value="66.4171" calcext:value-type="float">
            <text:p>66.4171</text:p>
          </table:table-cell>
          <table:table-cell office:value-type="float" office:value="99.1934" calcext:value-type="float">
            <text:p>99.1934</text:p>
          </table:table-cell>
          <table:table-cell office:value-type="float" office:value="89.9811" calcext:value-type="float">
            <text:p>89.9811</text:p>
          </table:table-cell>
          <table:table-cell office:value-type="float" office:value="72.4005" calcext:value-type="float">
            <text:p>72.400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ximum</text:p>
          </table:table-cell>
          <table:table-cell office:value-type="float" office:value="95.747" calcext:value-type="float">
            <text:p>95.747</text:p>
          </table:table-cell>
          <table:table-cell office:value-type="float" office:value="99.6682" calcext:value-type="float">
            <text:p>99.6682</text:p>
          </table:table-cell>
          <table:table-cell office:value-type="float" office:value="98.7983" calcext:value-type="float">
            <text:p>98.7983</text:p>
          </table:table-cell>
          <table:table-cell office:value-type="float" office:value="96.8678" calcext:value-type="float">
            <text:p>96.867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verage</text:p>
          </table:table-cell>
          <table:table-cell office:value-type="float" office:value="82.6151" calcext:value-type="float">
            <text:p>82.6151</text:p>
          </table:table-cell>
          <table:table-cell office:value-type="float" office:value="95.8561" calcext:value-type="float">
            <text:p>95.8561</text:p>
          </table:table-cell>
          <table:table-cell office:value-type="float" office:value="92.7154" calcext:value-type="float">
            <text:p>92.7154</text:p>
          </table:table-cell>
          <table:table-cell office:value-type="float" office:value="85.5624" calcext:value-type="float">
            <text:p>85.562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tandard Deviation</text:p>
          </table:table-cell>
          <table:table-cell office:value-type="float" office:value="9.53303" calcext:value-type="float">
            <text:p>9.53303</text:p>
          </table:table-cell>
          <table:table-cell office:value-type="float" office:value="1.49566" calcext:value-type="float">
            <text:p>1.49566</text:p>
          </table:table-cell>
          <table:table-cell office:value-type="float" office:value="2.41926" calcext:value-type="float">
            <text:p>2.41926</text:p>
          </table:table-cell>
          <table:table-cell office:value-type="float" office:value="8.21042" calcext:value-type="float">
            <text:p>8.2104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Throughput:</text:p>
          </table:table-cell>
          <table:table-cell office:value-type="float" office:value="0.0262674" calcext:value-type="float">
            <text:p>0.0262674</text:p>
          </table:table-cell>
          <table:table-cell office:value-type="float" office:value="0.0195179" calcext:value-type="float">
            <text:p>0.0195179</text:p>
          </table:table-cell>
          <table:table-cell office:value-type="float" office:value="0.0270051" calcext:value-type="float">
            <text:p>0.0270051</text:p>
          </table:table-cell>
          <table:table-cell office:value-type="float" office:value="0.0256739" calcext:value-type="float">
            <text:p>0.02567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ta </meta:initial-creator>
    <meta:creation-date>2015-03-19T16:19:12.503389941</meta:creation-date>
    <dc:date>2015-03-19T17:05:49.960787355</dc:date>
    <dc:creator>theta </dc:creator>
    <meta:editing-duration>PT31M26S</meta:editing-duration>
    <meta:editing-cycles>2</meta:editing-cycles>
    <meta:generator>LibreOffice/4.2.7.2$Linux_X86_64 LibreOffice_project/420m0$Build-2</meta:generator>
    <meta:document-statistic meta:table-count="1" meta:cell-count="86" meta:object-count="0"/>
  </office:meta>
</office:document-meta>
</file>